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94cm" fo:min-width="0.84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6cm" fo:min-width="2.7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8cm" fo:min-width="1cm"/>
      <style:paragraph-properties style:writing-mode="lr-tb"/>
    </style:style>
    <style:style style:name="gr5" style:family="graphic" style:parent-style-name="standard">
      <style:graphic-properties svg:stroke-color="#158466" draw:marker-start="Arrow" draw:marker-start-width="0.3cm" draw:textarea-vertical-align="middle"/>
    </style:style>
    <style:style style:name="gr6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8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2.6cm"/>
      <style:paragraph-properties style:writing-mode="lr-tb"/>
    </style:style>
    <style:style style:name="gr10" style:family="graphic" style:parent-style-name="standard">
      <style:graphic-properties draw:stroke="none" svg:stroke-color="#158466" draw:fill="none" draw:fill-color="#158466" fo:min-height="0.357cm"/>
      <style:paragraph-properties style:writing-mode="lr-tb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2" style:family="graphic" style:parent-style-name="standard">
      <style:graphic-properties svg:stroke-color="#ff4000"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158466" draw:fill="none" draw:fill-color="#158466" fo:min-height="0.45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158466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.9cm" svg:height="1.9cm" svg:x="6.1cm" svg:y="2.4cm">
          <text:p text:style-name="P1"><text:span text:style-name="T1">Ini</text:span><text:span text:style-name="T1">ci</text:span><text:span text:style-name="T1">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cm" svg:height="1.706cm" svg:x="5.4cm" svg:y="5.4cm">
          <text:p text:style-name="P1"><text:span text:style-name="T2">ba</text:span><text:span text:style-name="T2">ck</text:span><text:span text:style-name="T2">up </text:span><text:span text:style-name="T2">= </text:span><text:span text:style-name="T2">se</text:span><text:span text:style-name="T2">g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4.3cm" svg:x2="7cm" svg:y2="5.4cm">
          <text:p/>
        </draw:line>
        <draw:custom-shape draw:style-name="gr4" draw:text-style-name="P2" draw:layer="layout" svg:width="3cm" svg:height="2.914cm" svg:x="5.5cm" svg:y="8.2cm">
          <text:p text:style-name="P1"><text:span text:style-name="T3">ba</text:span><text:span text:style-name="T3">ck</text:span><text:span text:style-name="T3">up </text:span><text:span text:style-name="T3">&lt;= </text:span><text:span text:style-name="T3">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7cm" svg:y1="7.2cm" svg:x2="7cm" svg:y2="8.3cm">
          <text:p/>
        </draw:line>
        <draw:custom-shape draw:style-name="gr2" draw:text-style-name="P2" draw:layer="layout" svg:width="3.2cm" svg:height="1.706cm" svg:x="1cm" svg:y="8.7cm">
          <text:p text:style-name="P1"><text:span text:style-name="T2">ba</text:span><text:span text:style-name="T2">ck</text:span><text:span text:style-name="T2">up </text:span><text:span text:style-name="T2">e</text:span><text:span text:style-name="T2">m </text:span><text:span text:style-name="T2">P2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1cm" svg:y1="9.6cm" svg:x2="5.5cm" svg:y2="9.6cm">
          <text:p/>
        </draw:line>
        <draw:custom-shape draw:style-name="gr4" draw:text-style-name="P2" draw:layer="layout" svg:width="3cm" svg:height="2.914cm" svg:x="11.5cm" svg:y="8.2cm">
          <text:p text:style-name="P1"><text:span text:style-name="T4">ba</text:span><text:span text:style-name="T4">ck</text:span><text:span text:style-name="T4">up </text:span><text:span text:style-name="T4">&gt;= </text:span><text:span text:style-name="T4">10 </text:span><text:span text:style-name="T4">e</text:span></text:p>
          <text:p text:style-name="P1"><text:span text:style-name="T4">ba</text:span><text:span text:style-name="T4">ck</text:span><text:span text:style-name="T4">up </text:span><text:span text:style-name="T4">&lt;=</text:span><text:span text:style-name="T4">9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" draw:layer="layout" svg:x1="8.5cm" svg:y1="9.7cm" svg:x2="11.5cm" svg:y2="9.7cm">
          <text:p/>
        </draw:line>
        <draw:custom-shape draw:style-name="gr7" draw:text-style-name="P2" draw:layer="layout" svg:width="3.9cm" svg:height="1.6cm" svg:x="11.1cm" svg:y="12.1cm">
          <text:p text:style-name="P1"><text:span text:style-name="T5">di</text:span><text:span text:style-name="T5">git</text:span><text:span text:style-name="T5">o</text:span><text:span text:style-name="T5">2 </text:span><text:span text:style-name="T5">= </text:span><text:span text:style-name="T5">b</text:span><text:span text:style-name="T5">ac</text:span><text:span text:style-name="T5">ku</text:span><text:span text:style-name="T5">p </text:span><text:span text:style-name="T5">% </text:span><text:span text:style-name="T5">1</text:span><text:span text:style-name="T5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3" draw:layer="layout" svg:x1="13cm" svg:y1="11.2cm" svg:x2="13cm" svg:y2="12.2cm">
          <text:p/>
        </draw:line>
        <draw:custom-shape draw:style-name="gr7" draw:text-style-name="P2" draw:layer="layout" svg:width="3.9cm" svg:height="1.6cm" svg:x="11.1cm" svg:y="14.6cm">
          <text:p text:style-name="P1"><text:span text:style-name="T5">b</text:span><text:span text:style-name="T5">ac</text:span><text:span text:style-name="T5">ku</text:span><text:span text:style-name="T5">p </text:span><text:span text:style-name="T5">= </text:span><text:span text:style-name="T5">b</text:span><text:span text:style-name="T5">ac</text:span><text:span text:style-name="T5">ku</text:span><text:span text:style-name="T5">p </text:span><text:span text:style-name="T5">/ </text:span><text:span text:style-name="T5">1</text:span><text:span text:style-name="T5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9cm" svg:height="1.6cm" svg:x="11.1cm" svg:y="17.1cm">
          <text:p text:style-name="P1"><text:span text:style-name="T5">di</text:span><text:span text:style-name="T5">git</text:span><text:span text:style-name="T5">o</text:span><text:span text:style-name="T5">1 </text:span><text:span text:style-name="T5">= </text:span><text:span text:style-name="T5">b</text:span><text:span text:style-name="T5">ac</text:span><text:span text:style-name="T5">ku</text:span><text:span text:style-name="T5">p </text:span><text:span text:style-name="T5">% </text:span><text:span text:style-name="T5">1</text:span><text:span text:style-name="T5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13.03cm" svg:y1="16.194cm" svg:x2="13.03cm" svg:y2="17.094cm">
          <text:p/>
        </draw:line>
        <draw:line draw:style-name="gr3" draw:text-style-name="P3" draw:layer="layout" svg:x1="13.1cm" svg:y1="13.7cm" svg:x2="13.1cm" svg:y2="14.6cm">
          <text:p/>
        </draw:line>
        <draw:line draw:style-name="gr3" draw:text-style-name="P3" draw:layer="layout" svg:x1="13cm" svg:y1="18.7cm" svg:x2="13cm" svg:y2="19.6cm">
          <text:p/>
        </draw:line>
        <draw:custom-shape draw:style-name="gr7" draw:text-style-name="P2" draw:layer="layout" svg:width="3.9cm" svg:height="1.6cm" svg:x="11.101cm" svg:y="14.6cm">
          <text:p text:style-name="P1"><text:span text:style-name="T5">backup = </text:span><text:span text:style-name="T5">backup /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cm" svg:height="2.914cm" svg:x="11.5cm" svg:y="19.6cm">
          <text:p text:style-name="P1"><text:span text:style-name="T6">ContFlagT2 &lt;= 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3.1cm" svg:height="1.6cm" svg:x="7.2cm" svg:y="20.3cm">
          <text:p text:style-name="P1"><text:span text:style-name="T5">digito1 em P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10.3cm" svg:y1="21.1cm" svg:x2="11.4cm" svg:y2="21.1cm">
          <text:p/>
        </draw:line>
        <draw:frame draw:style-name="gr10" draw:text-style-name="P5" draw:layer="layout" svg:width="1.2cm" svg:height="0.607cm" svg:x="4.5cm" svg:y="8.993cm">
          <draw:text-box>
            <text:p><text:span text:style-name="T6">SIM</text:span></text:p>
          </draw:text-box>
        </draw:frame>
        <draw:frame draw:style-name="gr10" draw:text-style-name="P5" draw:layer="layout" svg:width="1.2cm" svg:height="0.607cm" svg:x="10.6cm" svg:y="20.493cm">
          <draw:text-box>
            <text:p><text:span text:style-name="T6">SIM</text:span></text:p>
          </draw:text-box>
        </draw:frame>
        <draw:frame draw:style-name="gr10" draw:text-style-name="P5" draw:layer="layout" svg:width="1.2cm" svg:height="0.607cm" svg:x="13.1cm" svg:y="11.1cm">
          <draw:text-box>
            <text:p><text:span text:style-name="T6">SIM</text:span></text:p>
          </draw:text-box>
        </draw:frame>
        <draw:custom-shape draw:style-name="gr4" draw:text-style-name="P2" xml:id="id2" draw:id="id2" draw:layer="layout" svg:width="3cm" svg:height="2.914cm" svg:x="11.5cm" svg:y="23.9cm">
          <text:p text:style-name="P1"><text:span text:style-name="T4">ContFlagT2 &gt;= 21 e</text:span></text:p>
          <text:p text:style-name="P1"><text:span text:style-name="T4">ContFlagT2 &gt;= 4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draw:line-skew="0.598cm" svg:x1="14.5cm" svg:y1="21.057cm" svg:x2="14.5cm" svg:y2="25.357cm" draw:start-shape="id1" draw:start-glue-point="7" draw:end-shape="id2" draw:end-glue-point="7" svg:d="M14500 21057h1100v4300h-1100" svg:viewBox="0 0 1101 4301">
          <text:p/>
        </draw:connector>
        <draw:frame draw:style-name="gr10" draw:text-style-name="P5" draw:layer="layout" svg:width="1.2cm" svg:height="0.607cm" svg:x="9.3cm" svg:y="9.1cm">
          <draw:text-box>
            <text:p><text:span text:style-name="T6">NÃO</text:span></text:p>
          </draw:text-box>
        </draw:frame>
        <draw:frame draw:style-name="gr10" draw:text-style-name="P5" draw:layer="layout" svg:width="1.2cm" svg:height="0.607cm" svg:x="15.6cm" svg:y="23.1cm">
          <draw:text-box>
            <text:p><text:span text:style-name="T6">NÃO</text:span></text:p>
          </draw:text-box>
        </draw:frame>
        <draw:custom-shape draw:style-name="gr9" draw:text-style-name="P2" draw:layer="layout" svg:width="3.1cm" svg:height="1.6cm" svg:x="7.4cm" svg:y="24.6cm">
          <text:p text:style-name="P1"><text:span text:style-name="T5">digito2 em P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10.5cm" svg:y1="25.4cm" svg:x2="11.5cm" svg:y2="25.4cm">
          <text:p/>
        </draw:line>
        <draw:frame draw:style-name="gr10" draw:text-style-name="P5" draw:layer="layout" svg:width="1.2cm" svg:height="0.607cm" svg:x="10.7cm" svg:y="24.8cm">
          <draw:text-box>
            <text:p><text:span text:style-name="T6">SI</text:span><text:span text:style-name="T6">M</text:span></text:p>
          </draw:text-box>
        </draw:frame>
        <draw:custom-shape draw:style-name="gr4" draw:text-style-name="P2" draw:layer="layout" svg:width="3cm" svg:height="2.914cm" svg:x="21.5cm" svg:y="8.186cm">
          <text:p text:style-name="P1"><text:span text:style-name="T4">ba</text:span><text:span text:style-name="T4">ck</text:span><text:span text:style-name="T4">up </text:span><text:span text:style-name="T4">&gt;= </text:span><text:span text:style-name="T4">10</text:span><text:span text:style-name="T4">0 e</text:span></text:p>
          <text:p text:style-name="P1"><text:span text:style-name="T4">ba</text:span><text:span text:style-name="T4">ck</text:span><text:span text:style-name="T4">up </text:span><text:span text:style-name="T4">&lt;=</text:span><text:span text:style-name="T4">99</text:span><text:span text:style-name="T4">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4" draw:layer="layout" svg:x1="21.5cm" svg:y1="9.7cm" svg:x2="14.5cm" svg:y2="9.7cm">
          <text:p/>
        </draw:line>
        <draw:frame draw:style-name="gr10" draw:text-style-name="P5" draw:layer="layout" svg:width="1.2cm" svg:height="0.607cm" svg:x="17cm" svg:y="9.1cm">
          <draw:text-box>
            <text:p><text:span text:style-name="T6">NÃO</text:span></text:p>
          </draw:text-box>
        </draw:frame>
        <draw:line draw:style-name="gr8" draw:text-style-name="P3" draw:layer="layout" svg:x1="23cm" svg:y1="11.2cm" svg:x2="23cm" svg:y2="12.2cm">
          <text:p/>
        </draw:line>
        <draw:custom-shape draw:style-name="gr7" draw:text-style-name="P2" draw:layer="layout" svg:width="3.9cm" svg:height="1.6cm" svg:x="21cm" svg:y="12.2cm">
          <text:p text:style-name="P1"><text:span text:style-name="T5">digito3 = backup % </text:span><text:span text:style-name="T5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3cm" svg:y1="13.9cm" svg:x2="23cm" svg:y2="14.8cm">
          <text:p/>
        </draw:line>
        <draw:custom-shape draw:style-name="gr7" draw:text-style-name="P2" draw:layer="layout" svg:width="3.9cm" svg:height="1.6cm" svg:x="21cm" svg:y="14.8cm">
          <text:p text:style-name="P1"><text:span text:style-name="T5">b</text:span><text:span text:style-name="T5">ac</text:span><text:span text:style-name="T5">ku</text:span><text:span text:style-name="T5">p </text:span><text:span text:style-name="T5">= </text:span><text:span text:style-name="T5">b</text:span><text:span text:style-name="T5">ac</text:span><text:span text:style-name="T5">ku</text:span><text:span text:style-name="T5">p </text:span><text:span text:style-name="T5">/ </text:span><text:span text:style-name="T5">1</text:span><text:span text:style-name="T5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3cm" svg:y1="16.4cm" svg:x2="23cm" svg:y2="17.3cm">
          <text:p/>
        </draw:line>
        <draw:custom-shape draw:style-name="gr7" draw:text-style-name="P2" draw:layer="layout" svg:width="3.9cm" svg:height="1.6cm" svg:x="21cm" svg:y="17.3cm">
          <text:p text:style-name="P1"><text:span text:style-name="T5">digi</text:span><text:span text:style-name="T5">to2 </text:span><text:span text:style-name="T5">= </text:span><text:span text:style-name="T5">ba</text:span><text:span text:style-name="T5">cku</text:span><text:span text:style-name="T5">p </text:span><text:span text:style-name="T5">% </text:span><text:span text:style-name="T5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3cm" svg:y1="18.9cm" svg:x2="23cm" svg:y2="19.8cm">
          <text:p/>
        </draw:line>
        <draw:custom-shape draw:style-name="gr7" draw:text-style-name="P2" draw:layer="layout" svg:width="3.9cm" svg:height="1.6cm" svg:x="21cm" svg:y="19.8cm">
          <text:p text:style-name="P1"><text:span text:style-name="T5">b</text:span><text:span text:style-name="T5">ac</text:span><text:span text:style-name="T5">ku</text:span><text:span text:style-name="T5">p </text:span><text:span text:style-name="T5">= </text:span><text:span text:style-name="T5">b</text:span><text:span text:style-name="T5">ac</text:span><text:span text:style-name="T5">ku</text:span><text:span text:style-name="T5">p </text:span><text:span text:style-name="T5">/ </text:span><text:span text:style-name="T5">1</text:span><text:span text:style-name="T5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3cm" svg:y1="21.4cm" svg:x2="23cm" svg:y2="22.3cm">
          <text:p/>
        </draw:line>
        <draw:custom-shape draw:style-name="gr7" draw:text-style-name="P2" draw:layer="layout" svg:width="3.9cm" svg:height="1.6cm" svg:x="21cm" svg:y="22.3cm">
          <text:p text:style-name="P1"><text:span text:style-name="T5">digit</text:span><text:span text:style-name="T5">o1 </text:span><text:span text:style-name="T5">= </text:span><text:span text:style-name="T5">bac</text:span><text:span text:style-name="T5">kup </text:span><text:span text:style-name="T5">% </text:span><text:span text:style-name="T5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23cm" svg:y1="23.9cm" svg:x2="23cm" svg:y2="24.8cm">
          <text:p/>
        </draw:line>
        <draw:custom-shape draw:style-name="gr4" draw:text-style-name="P2" draw:layer="layout" svg:width="3cm" svg:height="2.914cm" svg:x="21.5cm" svg:y="24.886cm">
          <text:p text:style-name="P1"><text:span text:style-name="T6">Co</text:span><text:span text:style-name="T6">ntFl</text:span><text:span text:style-name="T6">agT</text:span><text:span text:style-name="T6">2 </text:span><text:span text:style-name="T6">&lt;= </text:span><text:span text:style-name="T6">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20.4cm" svg:y1="26.4cm" svg:x2="21.5cm" svg:y2="26.4cm">
          <text:p/>
        </draw:line>
        <draw:custom-shape draw:style-name="gr9" draw:text-style-name="P2" draw:layer="layout" svg:width="3.1cm" svg:height="1.6cm" svg:x="17.3cm" svg:y="25.6cm">
          <text:p text:style-name="P1"><text:span text:style-name="T5">di</text:span><text:span text:style-name="T5">git</text:span><text:span text:style-name="T5">o</text:span><text:span text:style-name="T5">1 </text:span><text:span text:style-name="T5">e</text:span><text:span text:style-name="T5">m </text:span><text:span text:style-name="T5">P</text:span><text:span text:style-name="T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cm" svg:height="2.914cm" svg:x="21.5cm" svg:y="29.086cm">
          <text:p text:style-name="P1"><text:span text:style-name="T4">Cont</text:span><text:span text:style-name="T4">Flag</text:span><text:span text:style-name="T4">T2 </text:span><text:span text:style-name="T4">&gt;= 9 </text:span><text:span text:style-name="T4">e</text:span></text:p>
          <text:p text:style-name="P1"><text:span text:style-name="T4">Cont</text:span><text:span text:style-name="T4">Flag</text:span><text:span text:style-name="T4">T2 </text:span><text:span text:style-name="T4">&gt;= </text:span><text:span text:style-name="T4">2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3" draw:layer="layout" draw:line-skew="0.598cm" svg:x1="24.5cm" svg:y1="26.3cm" svg:x2="24.5cm" svg:y2="30.6cm" svg:d="M24500 26300h1100v4300h-1100" svg:viewBox="0 0 1101 4301">
          <text:p/>
        </draw:connector>
        <draw:frame draw:style-name="gr10" draw:text-style-name="P5" draw:layer="layout" svg:width="1.2cm" svg:height="0.607cm" svg:x="20.6cm" svg:y="25.893cm">
          <draw:text-box>
            <text:p><text:span text:style-name="T6">SIM</text:span></text:p>
          </draw:text-box>
        </draw:frame>
        <draw:line draw:style-name="gr5" draw:text-style-name="P4" draw:layer="layout" svg:x1="10.301cm" svg:y1="21.1cm" svg:x2="11.401cm" svg:y2="21.1cm">
          <text:p/>
        </draw:line>
        <draw:line draw:style-name="gr5" draw:text-style-name="P4" draw:layer="layout" svg:x1="20.4cm" svg:y1="30.5cm" svg:x2="21.5cm" svg:y2="30.5cm">
          <text:p/>
        </draw:line>
        <draw:custom-shape draw:style-name="gr9" draw:text-style-name="P2" draw:layer="layout" svg:width="3.1cm" svg:height="1.6cm" svg:x="17.3cm" svg:y="29.6cm">
          <text:p text:style-name="P1"><text:span text:style-name="T5">di</text:span><text:span text:style-name="T5">git</text:span><text:span text:style-name="T5">o</text:span><text:span text:style-name="T5">2 </text:span><text:span text:style-name="T5">e</text:span><text:span text:style-name="T5">m </text:span><text:span text:style-name="T5">P</text:span><text:span text:style-name="T5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5" draw:layer="layout" svg:width="1.2cm" svg:height="0.607cm" svg:x="20.6cm" svg:y="29.893cm">
          <draw:text-box>
            <text:p><text:span text:style-name="T6">SIM</text:span></text:p>
          </draw:text-box>
        </draw:frame>
        <draw:connector draw:style-name="gr11" draw:text-style-name="P3" draw:layer="layout" draw:line-skew="0.598cm" svg:x1="24.5cm" svg:y1="30.6cm" svg:x2="24.5cm" svg:y2="34.9cm" svg:d="M24500 30600h1100v4300h-1100" svg:viewBox="0 0 1101 4301">
          <text:p/>
        </draw:connector>
        <draw:custom-shape draw:style-name="gr4" draw:text-style-name="P2" draw:layer="layout" svg:width="3cm" svg:height="2.914cm" svg:x="21.5cm" svg:y="33.4cm">
          <text:p text:style-name="P1"><text:span text:style-name="T4">ContFlagT2 &gt;= 9 e</text:span></text:p>
          <text:p text:style-name="P1"><text:span text:style-name="T4">ContFlagT2 &gt;= 2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20.4cm" svg:y1="34.9cm" svg:x2="21.5cm" svg:y2="34.9cm">
          <text:p/>
        </draw:line>
        <draw:custom-shape draw:style-name="gr9" draw:text-style-name="P2" draw:layer="layout" svg:width="3.1cm" svg:height="1.6cm" svg:x="17.3cm" svg:y="34.1cm">
          <text:p text:style-name="P1"><text:span text:style-name="T5">di</text:span><text:span text:style-name="T5">git</text:span><text:span text:style-name="T5">o3 </text:span><text:span text:style-name="T5">e</text:span><text:span text:style-name="T5">m </text:span><text:span text:style-name="T5">P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5" draw:layer="layout" svg:width="1.2cm" svg:height="0.607cm" svg:x="20.6cm" svg:y="34.293cm">
          <draw:text-box>
            <text:p><text:span text:style-name="T6">SI</text:span><text:span text:style-name="T6">M</text:span></text:p>
          </draw:text-box>
        </draw:frame>
        <draw:line draw:style-name="gr12" draw:text-style-name="P4" draw:layer="layout" svg:x1="31.5cm" svg:y1="9.7cm" svg:x2="24.5cm" svg:y2="9.7cm">
          <text:p/>
        </draw:line>
        <draw:custom-shape draw:style-name="gr4" draw:text-style-name="P2" draw:layer="layout" svg:width="3cm" svg:height="2.914cm" svg:x="31.5cm" svg:y="8.2cm">
          <text:p text:style-name="P1"><text:span text:style-name="T4">bac</text:span><text:span text:style-name="T4">kup </text:span><text:span text:style-name="T4">&gt;= </text:span><text:span text:style-name="T4">100</text:span><text:span text:style-name="T4">0 e</text:span></text:p>
          <text:p text:style-name="P1"><text:span text:style-name="T4">bac</text:span><text:span text:style-name="T4">kup </text:span><text:span text:style-name="T4">&lt;=9</text:span><text:span text:style-name="T4">99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1.2cm" svg:height="0.607cm" svg:x="27.5cm" svg:y="9.093cm">
          <draw:text-box>
            <text:p><text:span text:style-name="T6">NÃO</text:span></text:p>
          </draw:text-box>
        </draw:frame>
        <draw:line draw:style-name="gr8" draw:text-style-name="P3" draw:layer="layout" svg:x1="33cm" svg:y1="11.1cm" svg:x2="33cm" svg:y2="12.1cm">
          <text:p/>
        </draw:line>
        <draw:custom-shape draw:style-name="gr7" draw:text-style-name="P2" draw:layer="layout" svg:width="3.9cm" svg:height="1.6cm" svg:x="31cm" svg:y="12.1cm">
          <text:p text:style-name="P1"><text:span text:style-name="T5">digit</text:span><text:span text:style-name="T5">o4 </text:span><text:span text:style-name="T5">= </text:span><text:span text:style-name="T5">bac</text:span><text:span text:style-name="T5">kup </text:span><text:span text:style-name="T5">% </text:span><text:span text:style-name="T5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13.8cm" svg:x2="33cm" svg:y2="14.7cm">
          <text:p/>
        </draw:line>
        <draw:custom-shape draw:style-name="gr7" draw:text-style-name="P2" draw:layer="layout" svg:width="3.9cm" svg:height="1.6cm" svg:x="31cm" svg:y="14.7cm">
          <text:p text:style-name="P1"><text:span text:style-name="T5">ba</text:span><text:span text:style-name="T5">ck</text:span><text:span text:style-name="T5">up </text:span><text:span text:style-name="T5">= </text:span><text:span text:style-name="T5">ba</text:span><text:span text:style-name="T5">ck</text:span><text:span text:style-name="T5">up </text:span><text:span text:style-name="T5">/ </text:span><text:span text:style-name="T5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16.3cm" svg:x2="33cm" svg:y2="17.2cm">
          <text:p/>
        </draw:line>
        <draw:custom-shape draw:style-name="gr7" draw:text-style-name="P2" draw:layer="layout" svg:width="3.9cm" svg:height="1.6cm" svg:x="31cm" svg:y="17.2cm">
          <text:p text:style-name="P1"><text:span text:style-name="T5">digito3 = </text:span><text:span text:style-name="T5">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18.9cm" svg:x2="33cm" svg:y2="19.8cm">
          <text:p/>
        </draw:line>
        <draw:custom-shape draw:style-name="gr7" draw:text-style-name="P2" draw:layer="layout" svg:width="3.9cm" svg:height="1.6cm" svg:x="31cm" svg:y="19.8cm">
          <text:p text:style-name="P1"><text:span text:style-name="T5">ba</text:span><text:span text:style-name="T5">cku</text:span><text:span text:style-name="T5">p = </text:span><text:span text:style-name="T5">ba</text:span><text:span text:style-name="T5">cku</text:span><text:span text:style-name="T5">p / </text:span><text:span text:style-name="T5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21.4cm" svg:x2="33cm" svg:y2="22.3cm">
          <text:p/>
        </draw:line>
        <draw:custom-shape draw:style-name="gr7" draw:text-style-name="P2" draw:layer="layout" svg:width="3.9cm" svg:height="1.6cm" svg:x="31cm" svg:y="22.3cm">
          <text:p text:style-name="P1"><text:span text:style-name="T5">digito2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23.9cm" svg:x2="33cm" svg:y2="24.8cm">
          <text:p/>
        </draw:line>
        <draw:custom-shape draw:style-name="gr7" draw:text-style-name="P2" draw:layer="layout" svg:width="3.9cm" svg:height="1.6cm" svg:x="31cm" svg:y="24.8cm">
          <text:p text:style-name="P1"><text:span text:style-name="T5">backup = backup /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26.4cm" svg:x2="33cm" svg:y2="27.3cm">
          <text:p/>
        </draw:line>
        <draw:custom-shape draw:style-name="gr7" draw:text-style-name="P2" draw:layer="layout" svg:width="3.9cm" svg:height="1.6cm" svg:x="31cm" svg:y="27.3cm">
          <text:p text:style-name="P1"><text:span text:style-name="T5">digito1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3cm" svg:y1="28.9cm" svg:x2="33cm" svg:y2="29.8cm">
          <text:p/>
        </draw:line>
        <draw:custom-shape draw:style-name="gr4" draw:text-style-name="P2" draw:layer="layout" svg:width="3cm" svg:height="2.914cm" svg:x="31.5cm" svg:y="29.872cm">
          <text:p text:style-name="P1"><text:span text:style-name="T6">ContFlagT2 &lt;= </text:span><text:span text:style-name="T6">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30.4cm" svg:y1="31.386cm" svg:x2="31.5cm" svg:y2="31.386cm">
          <text:p/>
        </draw:line>
        <draw:custom-shape draw:style-name="gr9" draw:text-style-name="P2" draw:layer="layout" svg:width="3.1cm" svg:height="1.6cm" svg:x="27.3cm" svg:y="30.586cm">
          <text:p text:style-name="P1"><text:span text:style-name="T5">digi</text:span><text:span text:style-name="T5">to1 </text:span><text:span text:style-name="T5">em </text:span><text:span text:style-name="T5">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3cm" svg:height="2.914cm" svg:x="31.5cm" svg:y="34.072cm">
          <text:p text:style-name="P1"><text:span text:style-name="T4">ContFlagT2 &gt;= 11 e</text:span></text:p>
          <text:p text:style-name="P1"><text:span text:style-name="T4">ContFlagT2 &gt;= 2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1" draw:text-style-name="P3" draw:layer="layout" draw:line-skew="0.598cm" svg:x1="34.5cm" svg:y1="31.286cm" svg:x2="34.5cm" svg:y2="35.586cm" svg:d="M34500 31286h1100v4300h-1100" svg:viewBox="0 0 1101 4301">
          <text:p/>
        </draw:connector>
        <draw:frame draw:style-name="gr10" draw:text-style-name="P5" draw:layer="layout" svg:width="1.2cm" svg:height="0.607cm" svg:x="30.6cm" svg:y="30.879cm">
          <draw:text-box>
            <text:p><text:span text:style-name="T6">SIM</text:span></text:p>
          </draw:text-box>
        </draw:frame>
        <draw:line draw:style-name="gr5" draw:text-style-name="P4" draw:layer="layout" svg:x1="30.4cm" svg:y1="35.486cm" svg:x2="31.5cm" svg:y2="35.486cm">
          <text:p/>
        </draw:line>
        <draw:custom-shape draw:style-name="gr9" draw:text-style-name="P2" draw:layer="layout" svg:width="3.1cm" svg:height="1.6cm" svg:x="27.3cm" svg:y="34.586cm">
          <text:p text:style-name="P1"><text:span text:style-name="T5">digito2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30.6cm" svg:y="34.879cm">
          <draw:text-box>
            <text:p><text:span text:style-name="T6">SIM</text:span></text:p>
          </draw:text-box>
        </draw:frame>
        <draw:connector draw:style-name="gr11" draw:text-style-name="P3" draw:layer="layout" draw:line-skew="0.598cm" svg:x1="34.5cm" svg:y1="35.586cm" svg:x2="34.5cm" svg:y2="39.886cm" svg:d="M34500 35586h1100v4300h-1100" svg:viewBox="0 0 1101 4301">
          <text:p/>
        </draw:connector>
        <draw:custom-shape draw:style-name="gr4" draw:text-style-name="P2" draw:layer="layout" svg:width="3cm" svg:height="2.914cm" svg:x="31.5cm" svg:y="38.386cm">
          <text:p text:style-name="P1"><text:span text:style-name="T4">ContFlagT2 &gt;= 21 e</text:span></text:p>
          <text:p text:style-name="P1"><text:span text:style-name="T4">ContFlagT2 &gt;= 3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4" draw:layer="layout" svg:x1="30.4cm" svg:y1="39.886cm" svg:x2="31.5cm" svg:y2="39.886cm">
          <text:p/>
        </draw:line>
        <draw:custom-shape draw:style-name="gr9" draw:text-style-name="P2" draw:layer="layout" svg:width="3.1cm" svg:height="1.6cm" svg:x="27.3cm" svg:y="39.086cm">
          <text:p text:style-name="P1"><text:span text:style-name="T5">digito3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30.6cm" svg:y="39.279cm">
          <draw:text-box>
            <text:p><text:span text:style-name="T6">SIM</text:span></text:p>
          </draw:text-box>
        </draw:frame>
        <draw:connector draw:style-name="gr11" draw:text-style-name="P3" draw:layer="layout" draw:line-skew="0.598cm" svg:x1="34.5cm" svg:y1="39.9cm" svg:x2="34.5cm" svg:y2="44.2cm" svg:d="M34500 39900h1100v4300h-1100" svg:viewBox="0 0 1101 4301">
          <text:p/>
        </draw:connector>
        <draw:custom-shape draw:style-name="gr4" draw:text-style-name="P2" draw:layer="layout" svg:width="3cm" svg:height="2.914cm" svg:x="31.5cm" svg:y="42.786cm">
          <text:p text:style-name="P1"><text:span text:style-name="T4">ContFlagT2 &gt;= 31 e</text:span></text:p>
          <text:p text:style-name="P1"><text:span text:style-name="T4">ContFlagT2 &gt;= 4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4" draw:layer="layout" svg:x1="30.4cm" svg:y1="44.286cm" svg:x2="31.5cm" svg:y2="44.286cm">
          <text:p/>
        </draw:line>
        <draw:custom-shape draw:style-name="gr9" draw:text-style-name="P2" draw:layer="layout" svg:width="3.1cm" svg:height="1.6cm" svg:x="27.3cm" svg:y="43.486cm">
          <text:p text:style-name="P1"><text:span text:style-name="T5">digito4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30.6cm" svg:y="43.679cm">
          <draw:text-box>
            <text:p><text:span text:style-name="T6">SIM</text:span></text:p>
          </draw:text-box>
        </draw:frame>
        <draw:frame draw:style-name="gr10" draw:text-style-name="P5" draw:layer="layout" svg:width="1.2cm" svg:height="0.607cm" svg:x="25.6cm" svg:y="28.293cm">
          <draw:text-box>
            <text:p><text:span text:style-name="T6">NÃO</text:span></text:p>
          </draw:text-box>
        </draw:frame>
        <draw:frame draw:style-name="gr13" draw:text-style-name="P5" draw:layer="layout" svg:width="1.2cm" svg:height="0.707cm" svg:x="25.6cm" svg:y="32.6cm">
          <draw:text-box>
            <text:p><text:span text:style-name="T6">NÃO</text:span></text:p>
          </draw:text-box>
        </draw:frame>
        <draw:frame draw:style-name="gr10" draw:text-style-name="P5" draw:layer="layout" svg:width="1.2cm" svg:height="0.607cm" svg:x="35.7cm" svg:y="32.793cm">
          <draw:text-box>
            <text:p><text:span text:style-name="T6">NÃO</text:span></text:p>
          </draw:text-box>
        </draw:frame>
        <draw:frame draw:style-name="gr10" draw:text-style-name="P5" draw:layer="layout" svg:width="1.2cm" svg:height="0.607cm" svg:x="35.7cm" svg:y="37.793cm">
          <draw:text-box>
            <text:p><text:span text:style-name="T6">NÃO</text:span></text:p>
          </draw:text-box>
        </draw:frame>
        <draw:frame draw:style-name="gr10" draw:text-style-name="P5" draw:layer="layout" svg:width="1.2cm" svg:height="0.607cm" svg:x="35.7cm" svg:y="41.693cm">
          <draw:text-box>
            <text:p><text:span text:style-name="T6">NÃO</text:span></text:p>
          </draw:text-box>
        </draw:frame>
        <draw:line draw:style-name="gr12" draw:text-style-name="P4" draw:layer="layout" svg:x1="41.5cm" svg:y1="9.7cm" svg:x2="34.5cm" svg:y2="9.7cm">
          <text:p/>
        </draw:line>
        <draw:custom-shape draw:style-name="gr4" draw:text-style-name="P2" draw:layer="layout" svg:width="3cm" svg:height="2.914cm" svg:x="41.5cm" svg:y="8.286cm">
          <text:p text:style-name="P1"><text:span text:style-name="T4">backup &gt;= 10000 e</text:span></text:p>
          <text:p text:style-name="P1"><text:span text:style-name="T4">backup &lt;=4320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1.2cm" svg:height="0.607cm" svg:x="38cm" svg:y="9.093cm">
          <draw:text-box>
            <text:p><text:span text:style-name="T6">NÃO</text:span></text:p>
          </draw:text-box>
        </draw:frame>
        <draw:line draw:style-name="gr8" draw:text-style-name="P3" draw:layer="layout" svg:x1="43cm" svg:y1="11.2cm" svg:x2="43cm" svg:y2="12.2cm">
          <text:p/>
        </draw:line>
        <draw:custom-shape draw:style-name="gr7" draw:text-style-name="P2" draw:layer="layout" svg:width="3.9cm" svg:height="1.6cm" svg:x="41cm" svg:y="12.2cm">
          <text:p text:style-name="P1"><text:span text:style-name="T5">digito5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9cm" svg:height="1.6cm" svg:x="41cm" svg:y="14.8cm">
          <text:p text:style-name="P1"><text:span text:style-name="T5">backup = backup /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13.9cm" svg:x2="43cm" svg:y2="14.8cm">
          <text:p/>
        </draw:line>
        <draw:custom-shape draw:style-name="gr7" draw:text-style-name="P2" draw:layer="layout" svg:width="3.9cm" svg:height="1.6cm" svg:x="41cm" svg:y="17.3cm">
          <text:p text:style-name="P1"><text:span text:style-name="T5">digito4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19cm" svg:x2="43cm" svg:y2="19.9cm">
          <text:p/>
        </draw:line>
        <draw:custom-shape draw:style-name="gr7" draw:text-style-name="P2" draw:layer="layout" svg:width="3.9cm" svg:height="1.6cm" svg:x="41cm" svg:y="19.9cm">
          <text:p text:style-name="P1"><text:span text:style-name="T5">backup = backup /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21.5cm" svg:x2="43cm" svg:y2="22.4cm">
          <text:p/>
        </draw:line>
        <draw:custom-shape draw:style-name="gr7" draw:text-style-name="P2" draw:layer="layout" svg:width="3.9cm" svg:height="1.6cm" svg:x="41cm" svg:y="22.4cm">
          <text:p text:style-name="P1"><text:span text:style-name="T5">digito3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24.1cm" svg:x2="43cm" svg:y2="25cm">
          <text:p/>
        </draw:line>
        <draw:custom-shape draw:style-name="gr7" draw:text-style-name="P2" draw:layer="layout" svg:width="3.9cm" svg:height="1.6cm" svg:x="41cm" svg:y="25cm">
          <text:p text:style-name="P1"><text:span text:style-name="T5">backup = backup /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26.6cm" svg:x2="43cm" svg:y2="27.5cm">
          <text:p/>
        </draw:line>
        <draw:custom-shape draw:style-name="gr7" draw:text-style-name="P2" draw:layer="layout" svg:width="3.9cm" svg:height="1.6cm" svg:x="41cm" svg:y="27.5cm">
          <text:p text:style-name="P1"><text:span text:style-name="T5">digito2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29.1cm" svg:x2="43cm" svg:y2="30cm">
          <text:p/>
        </draw:line>
        <draw:custom-shape draw:style-name="gr7" draw:text-style-name="P2" draw:layer="layout" svg:width="3.9cm" svg:height="1.6cm" svg:x="41cm" svg:y="30cm">
          <text:p text:style-name="P1"><text:span text:style-name="T5">backup = backup /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31.6cm" svg:x2="43cm" svg:y2="32.5cm">
          <text:p/>
        </draw:line>
        <draw:custom-shape draw:style-name="gr7" draw:text-style-name="P2" draw:layer="layout" svg:width="3.9cm" svg:height="1.6cm" svg:x="41cm" svg:y="32.5cm">
          <text:p text:style-name="P1"><text:span text:style-name="T5">digito1 = backup % 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43cm" svg:y1="34.1cm" svg:x2="43cm" svg:y2="35cm">
          <text:p/>
        </draw:line>
        <draw:line draw:style-name="gr3" draw:text-style-name="P3" draw:layer="layout" svg:x1="43cm" svg:y1="16.4cm" svg:x2="43cm" svg:y2="17.3cm">
          <text:p/>
        </draw:line>
        <draw:custom-shape draw:style-name="gr4" draw:text-style-name="P2" draw:layer="layout" svg:width="3cm" svg:height="2.914cm" svg:x="41.5cm" svg:y="35.072cm">
          <text:p text:style-name="P1"><text:span text:style-name="T6">ContFlagT2 &lt;= 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40.4cm" svg:y1="36.586cm" svg:x2="41.5cm" svg:y2="36.586cm">
          <text:p/>
        </draw:line>
        <draw:custom-shape draw:style-name="gr9" draw:text-style-name="P2" draw:layer="layout" svg:width="3.1cm" svg:height="1.6cm" svg:x="37.3cm" svg:y="35.786cm">
          <text:p text:style-name="P1"><text:span text:style-name="T5">digito1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2" draw:layer="layout" svg:width="3cm" svg:height="2.914cm" svg:x="41.5cm" svg:y="39.272cm">
          <text:p text:style-name="P1"><text:span text:style-name="T4">ContFlagT2 &gt;= 9 e</text:span></text:p>
          <text:p text:style-name="P1"><text:span text:style-name="T4">ContFlagT2 &gt;= 16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1" draw:text-style-name="P3" draw:layer="layout" draw:line-skew="0.598cm" svg:x1="44.5cm" svg:y1="36.486cm" svg:x2="44.5cm" svg:y2="40.786cm" svg:d="M44500 36486h1100v4300h-1100" svg:viewBox="0 0 1101 4301">
          <text:p/>
        </draw:connector>
        <draw:frame draw:style-name="gr10" draw:text-style-name="P5" draw:layer="layout" svg:width="1.2cm" svg:height="0.607cm" svg:x="40.6cm" svg:y="36.079cm">
          <draw:text-box>
            <text:p><text:span text:style-name="T6">SIM</text:span></text:p>
          </draw:text-box>
        </draw:frame>
        <draw:line draw:style-name="gr5" draw:text-style-name="P4" draw:layer="layout" svg:x1="40.4cm" svg:y1="40.686cm" svg:x2="41.5cm" svg:y2="40.686cm">
          <text:p/>
        </draw:line>
        <draw:custom-shape draw:style-name="gr9" draw:text-style-name="P2" draw:layer="layout" svg:width="3.1cm" svg:height="1.6cm" svg:x="37.3cm" svg:y="39.786cm">
          <text:p text:style-name="P1"><text:span text:style-name="T5">digito2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40.6cm" svg:y="40.079cm">
          <draw:text-box>
            <text:p><text:span text:style-name="T6">SIM</text:span></text:p>
          </draw:text-box>
        </draw:frame>
        <draw:connector draw:style-name="gr11" draw:text-style-name="P3" draw:layer="layout" draw:line-skew="0.598cm" svg:x1="44.5cm" svg:y1="40.786cm" svg:x2="44.5cm" svg:y2="45.086cm" svg:d="M44500 40786h1100v4300h-1100" svg:viewBox="0 0 1101 4301">
          <text:p/>
        </draw:connector>
        <draw:custom-shape draw:style-name="gr4" draw:text-style-name="P2" draw:layer="layout" svg:width="3cm" svg:height="2.914cm" svg:x="41.5cm" svg:y="43.586cm">
          <text:p text:style-name="P1"><text:span text:style-name="T4">ContFlagT2 &gt;= 17 e</text:span></text:p>
          <text:p text:style-name="P1"><text:span text:style-name="T4">ContFlagT2 &gt;= 24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4" draw:layer="layout" svg:x1="40.4cm" svg:y1="45.086cm" svg:x2="41.5cm" svg:y2="45.086cm">
          <text:p/>
        </draw:line>
        <draw:custom-shape draw:style-name="gr9" draw:text-style-name="P2" draw:layer="layout" svg:width="3.1cm" svg:height="1.6cm" svg:x="37.3cm" svg:y="44.286cm">
          <text:p text:style-name="P1"><text:span text:style-name="T5">digito3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40.6cm" svg:y="44.479cm">
          <draw:text-box>
            <text:p><text:span text:style-name="T6">SIM</text:span></text:p>
          </draw:text-box>
        </draw:frame>
        <draw:connector draw:style-name="gr11" draw:text-style-name="P3" draw:layer="layout" draw:line-skew="0.598cm" svg:x1="44.5cm" svg:y1="45.1cm" svg:x2="44.5cm" svg:y2="49.4cm" svg:d="M44500 45100h1100v4300h-1100" svg:viewBox="0 0 1101 4301">
          <text:p/>
        </draw:connector>
        <draw:custom-shape draw:style-name="gr4" draw:text-style-name="P2" draw:layer="layout" svg:width="3cm" svg:height="2.914cm" svg:x="41.5cm" svg:y="47.986cm">
          <text:p text:style-name="P1"><text:span text:style-name="T4">ContFlagT2 &gt;= 25 e</text:span></text:p>
          <text:p text:style-name="P1"><text:span text:style-name="T4">ContFlagT2 &gt;= 3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4" draw:layer="layout" svg:x1="40.4cm" svg:y1="49.486cm" svg:x2="41.5cm" svg:y2="49.486cm">
          <text:p/>
        </draw:line>
        <draw:custom-shape draw:style-name="gr9" draw:text-style-name="P2" draw:layer="layout" svg:width="3.1cm" svg:height="1.6cm" svg:x="37.3cm" svg:y="48.686cm">
          <text:p text:style-name="P1"><text:span text:style-name="T5">digito4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40.6cm" svg:y="48.879cm">
          <draw:text-box>
            <text:p><text:span text:style-name="T6">SIM</text:span></text:p>
          </draw:text-box>
        </draw:frame>
        <draw:frame draw:style-name="gr10" draw:text-style-name="P5" draw:layer="layout" svg:width="1.2cm" svg:height="0.607cm" svg:x="45.7cm" svg:y="38cm">
          <draw:text-box>
            <text:p><text:span text:style-name="T6">NÃO</text:span></text:p>
          </draw:text-box>
        </draw:frame>
        <draw:frame draw:style-name="gr10" draw:text-style-name="P5" draw:layer="layout" svg:width="1.2cm" svg:height="0.607cm" svg:x="45.7cm" svg:y="42.993cm">
          <draw:text-box>
            <text:p><text:span text:style-name="T6">NÃO</text:span></text:p>
          </draw:text-box>
        </draw:frame>
        <draw:frame draw:style-name="gr10" draw:text-style-name="P5" draw:layer="layout" svg:width="1.2cm" svg:height="0.607cm" svg:x="45.7cm" svg:y="46.893cm">
          <draw:text-box>
            <text:p><text:span text:style-name="T6">NÃO</text:span></text:p>
          </draw:text-box>
        </draw:frame>
        <draw:connector draw:style-name="gr11" draw:text-style-name="P3" draw:layer="layout" draw:line-skew="0.598cm" svg:x1="44.5cm" svg:y1="49.4cm" svg:x2="44.5cm" svg:y2="53.7cm" svg:d="M44500 49400h1100v4300h-1100" svg:viewBox="0 0 1101 4301">
          <text:p/>
        </draw:connector>
        <draw:custom-shape draw:style-name="gr4" draw:text-style-name="P2" draw:layer="layout" svg:width="3cm" svg:height="2.914cm" svg:x="41.5cm" svg:y="52.286cm">
          <text:p text:style-name="P1"><text:span text:style-name="T4">ContFlagT2 &gt;= 33 e</text:span></text:p>
          <text:p text:style-name="P1"><text:span text:style-name="T4">ContFlagT2 &gt;= 40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5" draw:text-style-name="P4" draw:layer="layout" svg:x1="40.4cm" svg:y1="53.786cm" svg:x2="41.5cm" svg:y2="53.786cm">
          <text:p/>
        </draw:line>
        <draw:custom-shape draw:style-name="gr9" draw:text-style-name="P2" draw:layer="layout" svg:width="3.1cm" svg:height="1.6cm" svg:x="37.3cm" svg:y="52.986cm">
          <text:p text:style-name="P1"><text:span text:style-name="T5">digito5 em P2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10" draw:text-style-name="P5" draw:layer="layout" svg:width="1.2cm" svg:height="0.607cm" svg:x="40.6cm" svg:y="53.179cm">
          <draw:text-box>
            <text:p><text:span text:style-name="T6">SIM</text:span></text:p>
          </draw:text-box>
        </draw:frame>
        <draw:frame draw:style-name="gr10" draw:text-style-name="P5" draw:layer="layout" svg:width="1.2cm" svg:height="0.607cm" svg:x="45.7cm" svg:y="51.793cm">
          <draw:text-box>
            <text:p><text:span text:style-name="T6">NÃ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0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4:06:36.122432092</meta:creation-date>
    <dc:date>2022-11-03T15:39:32.673377027</dc:date>
    <meta:editing-duration>PT11M46S</meta:editing-duration>
    <meta:editing-cycles>3</meta:editing-cycles>
    <meta:generator>LibreOffice/6.4.7.2$Linux_X86_64 LibreOffice_project/40$Build-2</meta:generator>
    <meta:document-statistic meta:object-count="151"/>
  </office:meta>
</office:document-meta>
</file>